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12pt" officeooo:rsid="00378929" officeooo:paragraph-rsid="00378929" style:font-size-asian="12pt" style:font-size-complex="12pt"/>
    </style:style>
    <style:style style:name="P2" style:family="paragraph" style:parent-style-name="Preformatted_20_Text">
      <style:text-properties style:font-name="Times new roman" fo:font-size="12pt" officeooo:rsid="0032cf28" officeooo:paragraph-rsid="0032cf28" style:font-size-asian="12pt" style:font-size-complex="12pt"/>
    </style:style>
    <style:style style:name="P3" style:family="paragraph" style:parent-style-name="Preformatted_20_Text">
      <style:text-properties style:font-name="Times new roman" fo:font-size="12pt" officeooo:rsid="0032cf28" officeooo:paragraph-rsid="003989d2" style:font-size-asian="12pt" style:font-size-complex="12pt"/>
    </style:style>
    <style:style style:name="P4" style:family="paragraph" style:parent-style-name="Preformatted_20_Text">
      <style:text-properties style:font-name="Times new roman" fo:font-size="12pt" officeooo:rsid="0032cf28" officeooo:paragraph-rsid="003caa54" style:font-size-asian="12pt" style:font-size-complex="12pt"/>
    </style:style>
    <style:style style:name="T1" style:family="text">
      <style:text-properties officeooo:rsid="0034752d"/>
    </style:style>
    <style:style style:name="T2" style:family="text">
      <style:text-properties officeooo:rsid="003846c7"/>
    </style:style>
    <style:style style:name="T3" style:family="text">
      <style:text-properties officeooo:rsid="003989d2"/>
    </style:style>
    <style:style style:name="T4" style:family="text">
      <style:text-properties officeooo:rsid="003b26cd"/>
    </style:style>
    <style:style style:name="T5" style:family="text">
      <style:text-properties officeooo:rsid="003b9b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encez par lire <text:span text:style-name="T2">P</text:span>remier plan.</text:p>
      <text:p text:style-name="P2"/>
      <text:p text:style-name="P2">Main est l ‘exécutable.</text:p>
      <text:p text:style-name="P2">Pour changer les paramètres de la simulation il faut modifier le code.</text:p>
      <text:p text:style-name="P2"/>
      <text:p text:style-name="P2"><text:span text:style-name="T3">f</text:span>aireuntour prends en paramétre une liste de marchands et un monde et effectue un tour comme décrit dans le premier plan mais les marchands doivent avoir des comportements <text:span text:style-name="T4">pour que cela fonctionne</text:span>.</text:p>
      <text:p text:style-name="P3"><text:span text:style-name="T3">f</text:span>aireuntourgenerantmarchand <text:span text:style-name="T3">est comme faireuntour mais aussi génère un marchand et enlève les marchands trop pauvres (0 ou moins d’argent)</text:span></text:p>
      <text:p text:style-name="P2"/>
      <text:p text:style-name="P2">mondemain = World(nbvilles = 5, nbproduits = 3, grille = [], fourchette=0.2) indique la création d’un monde avec 5 villes, 3 types de produits, une grille automatiquement définie et une fourchette de valeurs aléatoires allant de -0.2 a 0.2 pour les productions de produits des villes.</text:p>
      <text:p text:style-name="P2"/>
      <text:p text:style-name="P2">paul = Merchant(villeinit=0,argentinit = 100)</text:p>
      <text:p text:style-name="P2">indique la création d’un marchand en ville 0 avec 100 d’argent</text:p>
      <text:p text:style-name="P2"/>
      <text:p text:style-name="P2">paul.associercomportement(MerchantGridAI(mondemain))</text:p>
      <text:p text:style-name="P2">Indique la création et association au marchand paul d’un comportement approprié au monde mondemain.</text:p>
      <text:p text:style-name="P2"/>
      <text:p text:style-name="P2">Pierre est un second marchand</text:p>
      <text:p text:style-name="P2"/>
      <text:p text:style-name="P2">marchandgroupe=[paul]</text:p>
      <text:p text:style-name="P2">dans le groupe de marchands le main mets paul.</text:p>
      <text:p text:style-name="P2"/>
      <text:p text:style-name="P2">for i in range(0,1000):</text:p>
      <text:p text:style-name="P2"><text:s text:c="4"/>geretours.faireuntour(mondemain,marchandgroupe)</text:p>
      <text:p text:style-name="P2"/>
      <text:p text:style-name="P2">le main fait 1000 tours</text:p>
      <text:p text:style-name="P2"/>
      <text:p text:style-name="P2">for i in range(0,len(marchandgroupe)):</text:p>
      <text:p text:style-name="P2"><text:s text:c="4"/>print(marchandgroupe[i].argent)</text:p>
      <text:p text:style-name="P2"/>
      <text:p text:style-name="P2">le main indique les quantités d’argent des marchands dans le groupe de marchands</text:p>
      <text:p text:style-name="P2"/>
      <text:p text:style-name="P2">print(len(marchandgroupe)) indique le nombre de marchands dans le groupe(utile dans le cas de l’utilisation de la méthode faireuntourgenerantmarchand qui génère un marchand par utilisation et enlève les pauvres) </text:p>
      <text:p text:style-name="P2"/>
      <text:p text:style-name="P4">print(paul.comportement.grille) indique la grille de comportement de paul.<text:span text:style-name="T5">(donc un tableau qui indique pour chaque ville le coefficient de probabilité d’aller a la ville n et de vendre un produit z et c’est présente sous forme d’une liste de liste de liste (donc non évident a lire))</text:span></text:p>
      <text:p text:style-name="P2">Dans le cas ou vous utilisez faireuntourgenerantmarchand il est conseillé d’utiliser print(marchandgroupe[0].comportement.grille) <text:span text:style-name="T1">ou une autre variante dans le genre car la survie de paul n’est pas garanti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6T11:07:16.713955454</dc:date>
    <meta:editing-duration>PT1H35M36S</meta:editing-duration>
    <meta:editing-cycles>31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293" meta:character-count="2050" meta:non-whitespace-character-count="1770"/>
  </office:meta>
</office:document-meta>
</file>